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itle1</text:h>
      <text:h text:style-name="Heading_20_2" text:outline-level="2">Title2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0T12:53:07.025000000</meta:creation-date>
    <dc:date>2020-01-10T12:55:55.397000000</dc:date>
    <meta:editing-duration>PT2M50S</meta:editing-duration>
    <meta:editing-cycles>1</meta:editing-cycles>
    <meta:generator>LibreOfficeDev/6.5.0.0.alpha0$Windows_X86_64 LibreOffice_project/60d084ae67a3e39e5a1de6a8813de6754534d64b</meta:generator>
    <meta:document-statistic meta:table-count="0" meta:image-count="0" meta:object-count="0" meta:page-count="1" meta:paragraph-count="2" meta:word-count="2" meta:character-count="12" meta:non-whitespace-character-count="12"/>
  </office:meta>
</office:document-meta>
</file>